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loext:graphic-properties draw:fill="solid" draw:fill-color="#a0a0a0"/>
      <style:paragraph-properties fo:text-align="center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rpose for this meeting : </text:p>
      <text:p text:style-name="Standard"/>
      <text:p text:style-name="Standard">Date/Time:</text:p>
      <text:p text:style-name="Standard"/>
      <text:p text:style-name="Standard">Attendees: </text:p>
      <text:p text:style-name="Standard"/>
      <text:p text:style-name="Standard">Notes:</text:p>
      <text:p text:style-name="Standard"/>
      <text:p text:style-name="Standard"/>
      <text:p text:style-name="Standard"><draw:rect text:anchor-type="as-char" style:rel-width="100%" draw:z-index="0" draw:style-name="gr1" draw:text-style-name="P2" svg:width="0.0012in" svg:height="0.0213in"><text:p/></draw:rect></text:p>
      <text:p text:style-name="Standard"/>
      <text:p text:style-name="Standard">Purpose for this meeting : </text:p>
      <text:p text:style-name="Standard"/>
      <text:p text:style-name="Standard">Date/Time:</text:p>
      <text:p text:style-name="Standard"/>
      <text:p text:style-name="Standard">Attendees: </text:p>
      <text:p text:style-name="Standard"/>
      <text:p text:style-name="Standard">Notes:</text:p>
      <text:p text:style-name="Standard"/>
      <text:p text:style-name="Standard"/>
      <text:p text:style-name="Standard"/>
      <text:p text:style-name="Standard"><draw:rect text:anchor-type="as-char" style:rel-width="100%" draw:z-index="1" draw:style-name="gr1" draw:text-style-name="P2" svg:width="0.0012in" svg:height="0.0213in"><text:p/></draw:rect></text:p>
      <text:p text:style-name="Standard"/>
      <text:p text:style-name="Standard">Purpose for this meeting : </text:p>
      <text:p text:style-name="Standard"/>
      <text:p text:style-name="Standard"><text:soft-page-break/>Date/Time:</text:p>
      <text:p text:style-name="Standard"/>
      <text:p text:style-name="Standard">Attendees: </text:p>
      <text:p text:style-name="Standard"/>
      <text:p text:style-name="Standard">Note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4" meta:word-count="24" meta:character-count="162" meta:non-whitespace-character-count="144"/>
    <meta:generator>LibreOfficeDev/6.0.5.2$Linux_X86_64 LibreOffice_project/</meta:generator>
  </office:meta>
</office:document-meta>
</file>